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000000164FCCA101A.png" manifest:media-type="image/png"/>
  <manifest:file-entry manifest:full-path="Pictures/1000000000000400000004009932990D.png" manifest:media-type="image/png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anner" text:anchor-type="char" svg:y="-1.737cm" svg:width="17cm" svg:height="4.613cm" draw:z-index="2"><draw:image xlink:href="Pictures/100000000000052000000164FCCA10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paragraph" svg:x="0.882cm" svg:y="7.999cm" svg:width="5.743cm" svg:height="5.743cm" draw:z-index="0"><draw:image xlink:href="Pictures/1000000000000400000004009762F256.png" xlink:type="simple" xlink:show="embed" xlink:actuate="onLoad" draw:mime-type="image/png"/></draw:frame><draw:frame draw:style-name="Mfr2" draw:name="FooterImage" text:anchor-type="char" svg:y="22.199cm" svg:width="5.502cm" svg:height="5.502cm" draw:z-index="1"><draw:image xlink:href="Pictures/1000000000000400000004009932990D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45:08.318917912</meta:creation-date>
    <dc:date>2025-04-28T19:12:30.294624217</dc:date>
    <meta:editing-duration>PT23M53S</meta:editing-duration>
    <meta:editing-cycles>7</meta:editing-cycles>
    <meta:generator>LibreOffice/24.2.7.2$Linux_X86_64 LibreOffice_project/420$Build-2</meta:generator>
    <dc:coverage>This document showcases how to replace an image within an ODT template based on frame name.</dc:coverage>
    <dc:subject>Replacing images dynamically inside ODT documents</dc:subject>
    <dc:title>Sample 5b - Multiple Image Replacement</dc:title>
    <meta:keyword>odt template replace image  php metadata</meta:keyword>
    <dc:publisher>Walter Dietz</dc:publisher>
    <dc:rights>MIT</dc:rights>
    <dc:source>https://github.com/WaltDietzney/odt-template-engine</dc:source>
    <meta:document-statistic meta:table-count="0" meta:image-count="3" meta:object-count="0" meta:page-count="1" meta:paragraph-count="0" meta:word-count="0" meta:character-count="0" meta:non-whitespace-character-count="0"/>
  </office:meta>
</office:document-meta>
</file>